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1" table:default-cell-style-name="Default"/>
        <table:table-row table:style-name="ro1">
          <table:table-cell/>
          <table:table-cell table:style-name="ce1" office:value-type="string" calcext:value-type="string" table:number-columns-spanned="6" table:number-rows-spanned="1">
            <text:p>Final Versions (on Hardware)</text:p>
          </table:table-cell>
          <table:covered-table-cell table:number-columns-repeated="5"/>
          <table:table-cell/>
          <table:table-cell table:style-name="ce1" office:value-type="string" calcext:value-type="string" table:number-columns-spanned="6" table:number-rows-spanned="1">
            <text:p>Final Versions (Pasim – Patmos config “full”)</text:p>
          </table:table-cell>
          <table:covered-table-cell table:number-columns-repeated="5"/>
          <table:table-cell/>
          <table:table-cell table:style-name="ce1" office:value-type="string" calcext:value-type="string" table:number-columns-spanned="6" table:number-rows-spanned="1">
            <text:p>Final Versions (Pasim – Patmos config “dcideal”)</text:p>
          </table:table-cell>
          <table:covered-table-cell table:number-columns-repeated="5"/>
        </table:table-row>
        <table:table-row table:style-name="ro1">
          <table:table-cell/>
          <table:table-cell office:value-type="string" calcext:value-type="string">
            <text:p>Problem 1</text:p>
          </table:table-cell>
          <table:table-cell table:number-columns-repeated="6"/>
          <table:table-cell office:value-type="string" calcext:value-type="string">
            <text:p>Problem 1</text:p>
          </table:table-cell>
          <table:table-cell table:number-columns-repeated="6"/>
          <table:table-cell office:value-type="string" calcext:value-type="string">
            <text:p>Problem 1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-O0</text:p>
          </table:table-cell>
          <table:table-cell table:style-name="ce2"/>
          <table:table-cell table:style-name="ce2" office:value-type="string" calcext:value-type="string">
            <text:p>-O1</text:p>
          </table:table-cell>
          <table:table-cell table:style-name="ce2"/>
          <table:table-cell table:style-name="ce2" office:value-type="string" calcext:value-type="string">
            <text:p>-O2</text:p>
          </table:table-cell>
          <table:table-cell table:style-name="ce2"/>
          <table:table-cell/>
          <table:table-cell table:style-name="ce2" office:value-type="string" calcext:value-type="string">
            <text:p>-O0</text:p>
          </table:table-cell>
          <table:table-cell table:style-name="ce2"/>
          <table:table-cell table:style-name="ce2" office:value-type="string" calcext:value-type="string">
            <text:p>-O1</text:p>
          </table:table-cell>
          <table:table-cell table:style-name="ce2"/>
          <table:table-cell table:style-name="ce2" office:value-type="string" calcext:value-type="string">
            <text:p>-O2</text:p>
          </table:table-cell>
          <table:table-cell table:style-name="ce2"/>
          <table:table-cell/>
          <table:table-cell table:style-name="ce2" office:value-type="string" calcext:value-type="string">
            <text:p>-O0</text:p>
          </table:table-cell>
          <table:table-cell table:style-name="ce2"/>
          <table:table-cell table:style-name="ce2" office:value-type="string" calcext:value-type="string">
            <text:p>-O1</text:p>
          </table:table-cell>
          <table:table-cell table:style-name="ce2"/>
          <table:table-cell table:style-name="ce2" office:value-type="string" calcext:value-type="string">
            <text:p>-O2</text:p>
          </table:table-cell>
          <table:table-cell table:style-name="ce2"/>
        </table:table-row>
        <table:table-row table:style-name="ro1"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single pat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ingle pat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ingle path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single pat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ingle pat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ingle path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single pat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ingle pat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ingle path</text:p>
          </table:table-cell>
        </table:table-row>
        <table:table-row table:style-name="ro1">
          <table:table-cell/>
          <table:table-cell office:value-type="float" office:value="59773" calcext:value-type="float">
            <text:p>59773</text:p>
          </table:table-cell>
          <table:table-cell office:value-type="float" office:value="5275414" calcext:value-type="float">
            <text:p>5275414</text:p>
          </table:table-cell>
          <table:table-cell office:value-type="float" office:value="23303" calcext:value-type="float">
            <text:p>23303</text:p>
          </table:table-cell>
          <table:table-cell office:value-type="float" office:value="2100355" calcext:value-type="float">
            <text:p>2100355</text:p>
          </table:table-cell>
          <table:table-cell office:value-type="float" office:value="19146" calcext:value-type="float">
            <text:p>19146</text:p>
          </table:table-cell>
          <table:table-cell office:value-type="float" office:value="2017514" calcext:value-type="float">
            <text:p>2017514</text:p>
          </table:table-cell>
          <table:table-cell/>
          <table:table-cell office:value-type="float" office:value="89192" calcext:value-type="float">
            <text:p>89192</text:p>
          </table:table-cell>
          <table:table-cell office:value-type="float" office:value="5304896" calcext:value-type="float">
            <text:p>5304896</text:p>
          </table:table-cell>
          <table:table-cell office:value-type="float" office:value="31816" calcext:value-type="float">
            <text:p>31816</text:p>
          </table:table-cell>
          <table:table-cell office:value-type="float" office:value="2107380" calcext:value-type="float">
            <text:p>2107380</text:p>
          </table:table-cell>
          <table:table-cell office:value-type="float" office:value="26358" calcext:value-type="float">
            <text:p>26358</text:p>
          </table:table-cell>
          <table:table-cell office:value-type="float" office:value="2024716" calcext:value-type="float">
            <text:p>20247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3876" calcext:value-type="float">
            <text:p>103876</text:p>
          </table:table-cell>
          <table:table-cell office:value-type="float" office:value="5291952" calcext:value-type="float">
            <text:p>5291952</text:p>
          </table:table-cell>
          <table:table-cell office:value-type="float" office:value="34253" calcext:value-type="float">
            <text:p>34253</text:p>
          </table:table-cell>
          <table:table-cell office:value-type="float" office:value="2101066" calcext:value-type="float">
            <text:p>2101066</text:p>
          </table:table-cell>
          <table:table-cell office:value-type="float" office:value="30710" calcext:value-type="float">
            <text:p>30710</text:p>
          </table:table-cell>
          <table:table-cell office:value-type="float" office:value="2018826" calcext:value-type="float">
            <text:p>2018826</text:p>
          </table:table-cell>
          <table:table-cell/>
          <table:table-cell office:value-type="float" office:value="162903" calcext:value-type="float">
            <text:p>162903</text:p>
          </table:table-cell>
          <table:table-cell office:value-type="float" office:value="5351124" calcext:value-type="float">
            <text:p>5351124</text:p>
          </table:table-cell>
          <table:table-cell office:value-type="float" office:value="44347" calcext:value-type="float">
            <text:p>44347</text:p>
          </table:table-cell>
          <table:table-cell office:value-type="float" office:value="2109144" calcext:value-type="float">
            <text:p>2109144</text:p>
          </table:table-cell>
          <table:table-cell office:value-type="float" office:value="38564" calcext:value-type="float">
            <text:p>38564</text:p>
          </table:table-cell>
          <table:table-cell office:value-type="float" office:value="2027082" calcext:value-type="float">
            <text:p>202708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182" calcext:value-type="float">
            <text:p>100182</text:p>
          </table:table-cell>
          <table:table-cell office:value-type="float" office:value="5291117" calcext:value-type="float">
            <text:p>5291117</text:p>
          </table:table-cell>
          <table:table-cell office:value-type="float" office:value="32461" calcext:value-type="float">
            <text:p>32461</text:p>
          </table:table-cell>
          <table:table-cell office:value-type="float" office:value="2100784" calcext:value-type="float">
            <text:p>2100784</text:p>
          </table:table-cell>
          <table:table-cell office:value-type="float" office:value="29155" calcext:value-type="float">
            <text:p>29155</text:p>
          </table:table-cell>
          <table:table-cell office:value-type="float" office:value="2018074" calcext:value-type="float">
            <text:p>2018074</text:p>
          </table:table-cell>
          <table:table-cell/>
          <table:table-cell office:value-type="float" office:value="157628" calcext:value-type="float">
            <text:p>157628</text:p>
          </table:table-cell>
          <table:table-cell office:value-type="float" office:value="5348758" calcext:value-type="float">
            <text:p>5348758</text:p>
          </table:table-cell>
          <table:table-cell office:value-type="float" office:value="41723" calcext:value-type="float">
            <text:p>41723</text:p>
          </table:table-cell>
          <table:table-cell office:value-type="float" office:value="2108416" calcext:value-type="float">
            <text:p>2108416</text:p>
          </table:table-cell>
          <table:table-cell office:value-type="float" office:value="37315" calcext:value-type="float">
            <text:p>37315</text:p>
          </table:table-cell>
          <table:table-cell office:value-type="float" office:value="2026186" calcext:value-type="float">
            <text:p>202618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8327" calcext:value-type="float">
            <text:p>118327</text:p>
          </table:table-cell>
          <table:table-cell office:value-type="float" office:value="5295107" calcext:value-type="float">
            <text:p>5295107</text:p>
          </table:table-cell>
          <table:table-cell office:value-type="float" office:value="41641" calcext:value-type="float">
            <text:p>41641</text:p>
          </table:table-cell>
          <table:table-cell office:value-type="float" office:value="2102002" calcext:value-type="float">
            <text:p>2102002</text:p>
          </table:table-cell>
          <table:table-cell office:value-type="float" office:value="32339" calcext:value-type="float">
            <text:p>32339</text:p>
          </table:table-cell>
          <table:table-cell office:value-type="float" office:value="2020036" calcext:value-type="float">
            <text:p>2020036</text:p>
          </table:table-cell>
          <table:table-cell/>
          <table:table-cell office:value-type="float" office:value="181223" calcext:value-type="float">
            <text:p>181223</text:p>
          </table:table-cell>
          <table:table-cell office:value-type="float" office:value="5358614" calcext:value-type="float">
            <text:p>5358614</text:p>
          </table:table-cell>
          <table:table-cell office:value-type="float" office:value="54280" calcext:value-type="float">
            <text:p>54280</text:p>
          </table:table-cell>
          <table:table-cell office:value-type="float" office:value="2111426" calcext:value-type="float">
            <text:p>2111426</text:p>
          </table:table-cell>
          <table:table-cell office:value-type="float" office:value="42423" calcext:value-type="float">
            <text:p>42423</text:p>
          </table:table-cell>
          <table:table-cell office:value-type="float" office:value="2030162" calcext:value-type="float">
            <text:p>203016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12304" calcext:value-type="float">
            <text:p>1712304</text:p>
          </table:table-cell>
          <table:table-cell office:value-type="float" office:value="5924828" calcext:value-type="float">
            <text:p>5924828</text:p>
          </table:table-cell>
          <table:table-cell office:value-type="float" office:value="414351" calcext:value-type="float">
            <text:p>414351</text:p>
          </table:table-cell>
          <table:table-cell office:value-type="float" office:value="2122811" calcext:value-type="float">
            <text:p>2122811</text:p>
          </table:table-cell>
          <table:table-cell office:value-type="float" office:value="403979" calcext:value-type="float">
            <text:p>403979</text:p>
          </table:table-cell>
          <table:table-cell office:value-type="float" office:value="2049353" calcext:value-type="float">
            <text:p>2049353</text:p>
          </table:table-cell>
          <table:table-cell/>
          <table:table-cell office:value-type="float" office:value="2886185" calcext:value-type="float">
            <text:p>2886185</text:p>
          </table:table-cell>
          <table:table-cell office:value-type="float" office:value="7100074" calcext:value-type="float">
            <text:p>7100074</text:p>
          </table:table-cell>
          <table:table-cell office:value-type="float" office:value="471899" calcext:value-type="float">
            <text:p>471899</text:p>
          </table:table-cell>
          <table:table-cell office:value-type="float" office:value="2158914" calcext:value-type="float">
            <text:p>2158914</text:p>
          </table:table-cell>
          <table:table-cell office:value-type="float" office:value="456506" calcext:value-type="float">
            <text:p>456506</text:p>
          </table:table-cell>
          <table:table-cell office:value-type="float" office:value="2102052" calcext:value-type="float">
            <text:p>210205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4196" calcext:value-type="float">
            <text:p>174196</text:p>
          </table:table-cell>
          <table:table-cell office:value-type="float" office:value="5316030" calcext:value-type="float">
            <text:p>5316030</text:p>
          </table:table-cell>
          <table:table-cell office:value-type="float" office:value="56444" calcext:value-type="float">
            <text:p>56444</text:p>
          </table:table-cell>
          <table:table-cell office:value-type="float" office:value="2103021" calcext:value-type="float">
            <text:p>2103021</text:p>
          </table:table-cell>
          <table:table-cell office:value-type="float" office:value="45316" calcext:value-type="float">
            <text:p>45316</text:p>
          </table:table-cell>
          <table:table-cell office:value-type="float" office:value="2021513" calcext:value-type="float">
            <text:p>2021513</text:p>
          </table:table-cell>
          <table:table-cell/>
          <table:table-cell office:value-type="float" office:value="274733" calcext:value-type="float">
            <text:p>274733</text:p>
          </table:table-cell>
          <table:table-cell office:value-type="float" office:value="5416672" calcext:value-type="float">
            <text:p>5416672</text:p>
          </table:table-cell>
          <table:table-cell office:value-type="float" office:value="71914" calcext:value-type="float">
            <text:p>71914</text:p>
          </table:table-cell>
          <table:table-cell office:value-type="float" office:value="2114212" calcext:value-type="float">
            <text:p>2114212</text:p>
          </table:table-cell>
          <table:table-cell office:value-type="float" office:value="57753" calcext:value-type="float">
            <text:p>57753</text:p>
          </table:table-cell>
          <table:table-cell office:value-type="float" office:value="2033984" calcext:value-type="float">
            <text:p>2033984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1556" calcext:value-type="float">
            <text:p>601556</text:p>
          </table:table-cell>
          <table:table-cell office:value-type="float" office:value="5480792" calcext:value-type="float">
            <text:p>5480792</text:p>
          </table:table-cell>
          <table:table-cell office:value-type="float" office:value="166363" calcext:value-type="float">
            <text:p>166363</text:p>
          </table:table-cell>
          <table:table-cell office:value-type="float" office:value="2112160" calcext:value-type="float">
            <text:p>2112160</text:p>
          </table:table-cell>
          <table:table-cell office:value-type="float" office:value="145098" calcext:value-type="float">
            <text:p>145098</text:p>
          </table:table-cell>
          <table:table-cell office:value-type="float" office:value="2032674" calcext:value-type="float">
            <text:p>2032674</text:p>
          </table:table-cell>
          <table:table-cell/>
          <table:table-cell office:value-type="float" office:value="986185" calcext:value-type="float">
            <text:p>986185</text:p>
          </table:table-cell>
          <table:table-cell office:value-type="float" office:value="5863272" calcext:value-type="float">
            <text:p>5863272</text:p>
          </table:table-cell>
          <table:table-cell office:value-type="float" office:value="198853" calcext:value-type="float">
            <text:p>198853</text:p>
          </table:table-cell>
          <table:table-cell office:value-type="float" office:value="2132286" calcext:value-type="float">
            <text:p>2132286</text:p>
          </table:table-cell>
          <table:table-cell office:value-type="float" office:value="171802" calcext:value-type="float">
            <text:p>171802</text:p>
          </table:table-cell>
          <table:table-cell office:value-type="float" office:value="2059772" calcext:value-type="float">
            <text:p>205977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95569" calcext:value-type="float">
            <text:p>2695569</text:p>
          </table:table-cell>
          <table:table-cell office:value-type="float" office:value="6316306" calcext:value-type="float">
            <text:p>6316306</text:p>
          </table:table-cell>
          <table:table-cell office:value-type="float" office:value="644252" calcext:value-type="float">
            <text:p>644252</text:p>
          </table:table-cell>
          <table:table-cell office:value-type="float" office:value="2136990" calcext:value-type="float">
            <text:p>2136990</text:p>
          </table:table-cell>
          <table:table-cell office:value-type="float" office:value="634325" calcext:value-type="float">
            <text:p>634325</text:p>
          </table:table-cell>
          <table:table-cell office:value-type="float" office:value="2069067" calcext:value-type="float">
            <text:p>2069067</text:p>
          </table:table-cell>
          <table:table-cell/>
          <table:table-cell office:value-type="float" office:value="4558790" calcext:value-type="float">
            <text:p>4558790</text:p>
          </table:table-cell>
          <table:table-cell office:value-type="float" office:value="8179292" calcext:value-type="float">
            <text:p>8179292</text:p>
          </table:table-cell>
          <table:table-cell office:value-type="float" office:value="727107" calcext:value-type="float">
            <text:p>727107</text:p>
          </table:table-cell>
          <table:table-cell office:value-type="float" office:value="2187558" calcext:value-type="float">
            <text:p>2187558</text:p>
          </table:table-cell>
          <table:table-cell office:value-type="float" office:value="710606" calcext:value-type="float">
            <text:p>710606</text:p>
          </table:table-cell>
          <table:table-cell office:value-type="float" office:value="2145858" calcext:value-type="float">
            <text:p>214585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95566" calcext:value-type="float">
            <text:p>2795566</text:p>
          </table:table-cell>
          <table:table-cell office:value-type="float" office:value="6356631" calcext:value-type="float">
            <text:p>6356631</text:p>
          </table:table-cell>
          <table:table-cell office:value-type="float" office:value="668134" calcext:value-type="float">
            <text:p>668134</text:p>
          </table:table-cell>
          <table:table-cell office:value-type="float" office:value="2138361" calcext:value-type="float">
            <text:p>2138361</text:p>
          </table:table-cell>
          <table:table-cell office:value-type="float" office:value="653843" calcext:value-type="float">
            <text:p>653843</text:p>
          </table:table-cell>
          <table:table-cell office:value-type="float" office:value="2071590" calcext:value-type="float">
            <text:p>2071590</text:p>
          </table:table-cell>
          <table:table-cell/>
          <table:table-cell office:value-type="float" office:value="4729494" calcext:value-type="float">
            <text:p>4729494</text:p>
          </table:table-cell>
          <table:table-cell office:value-type="float" office:value="8291278" calcext:value-type="float">
            <text:p>8291278</text:p>
          </table:table-cell>
          <table:table-cell office:value-type="float" office:value="755230" calcext:value-type="float">
            <text:p>755230</text:p>
          </table:table-cell>
          <table:table-cell office:value-type="float" office:value="2189896" calcext:value-type="float">
            <text:p>2189896</text:p>
          </table:table-cell>
          <table:table-cell office:value-type="float" office:value="733625" calcext:value-type="float">
            <text:p>733625</text:p>
          </table:table-cell>
          <table:table-cell office:value-type="float" office:value="2150982" calcext:value-type="float">
            <text:p>2150982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95837" calcext:value-type="float">
            <text:p>3195837</text:p>
          </table:table-cell>
          <table:table-cell office:value-type="float" office:value="6502340" calcext:value-type="float">
            <text:p>6502340</text:p>
          </table:table-cell>
          <table:table-cell office:value-type="float" office:value="788053" calcext:value-type="float">
            <text:p>788053</text:p>
          </table:table-cell>
          <table:table-cell office:value-type="float" office:value="2162001" calcext:value-type="float">
            <text:p>2162001</text:p>
          </table:table-cell>
          <table:table-cell office:value-type="float" office:value="763225" calcext:value-type="float">
            <text:p>763225</text:p>
          </table:table-cell>
          <table:table-cell office:value-type="float" office:value="2099080" calcext:value-type="float">
            <text:p>2099080</text:p>
          </table:table-cell>
          <table:table-cell/>
          <table:table-cell office:value-type="float" office:value="5354621" calcext:value-type="float">
            <text:p>5354621</text:p>
          </table:table-cell>
          <table:table-cell office:value-type="float" office:value="8661158" calcext:value-type="float">
            <text:p>8661158</text:p>
          </table:table-cell>
          <table:table-cell office:value-type="float" office:value="895197" calcext:value-type="float">
            <text:p>895197</text:p>
          </table:table-cell>
          <table:table-cell office:value-type="float" office:value="2227612" calcext:value-type="float">
            <text:p>2227612</text:p>
          </table:table-cell>
          <table:table-cell office:value-type="float" office:value="859654" calcext:value-type="float">
            <text:p>859654</text:p>
          </table:table-cell>
          <table:table-cell office:value-type="float" office:value="2195488" calcext:value-type="float">
            <text:p>219548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926401" calcext:value-type="float">
            <text:p>3926401</text:p>
          </table:table-cell>
          <table:table-cell office:value-type="float" office:value="6764448" calcext:value-type="float">
            <text:p>6764448</text:p>
          </table:table-cell>
          <table:table-cell office:value-type="float" office:value="1019826" calcext:value-type="float">
            <text:p>1019826</text:p>
          </table:table-cell>
          <table:table-cell office:value-type="float" office:value="2215091" calcext:value-type="float">
            <text:p>2215091</text:p>
          </table:table-cell>
          <table:table-cell office:value-type="float" office:value="968414" calcext:value-type="float">
            <text:p>968414</text:p>
          </table:table-cell>
          <table:table-cell office:value-type="float" office:value="2156986" calcext:value-type="float">
            <text:p>2156986</text:p>
          </table:table-cell>
          <table:table-cell/>
          <table:table-cell office:value-type="float" office:value="6495269" calcext:value-type="float">
            <text:p>6495269</text:p>
          </table:table-cell>
          <table:table-cell office:value-type="float" office:value="9333186" calcext:value-type="float">
            <text:p>9333186</text:p>
          </table:table-cell>
          <table:table-cell office:value-type="float" office:value="1194240" calcext:value-type="float">
            <text:p>1194240</text:p>
          </table:table-cell>
          <table:table-cell office:value-type="float" office:value="2335286" calcext:value-type="float">
            <text:p>2335286</text:p>
          </table:table-cell>
          <table:table-cell office:value-type="float" office:value="1126959" calcext:value-type="float">
            <text:p>1126959</text:p>
          </table:table-cell>
          <table:table-cell office:value-type="float" office:value="2315622" calcext:value-type="float">
            <text:p>231562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01640" calcext:value-type="float">
            <text:p>1401640</text:p>
          </table:table-cell>
          <table:table-cell office:value-type="float" office:value="5801190" calcext:value-type="float">
            <text:p>5801190</text:p>
          </table:table-cell>
          <table:table-cell office:value-type="float" office:value="338101" calcext:value-type="float">
            <text:p>338101</text:p>
          </table:table-cell>
          <table:table-cell office:value-type="float" office:value="2117625" calcext:value-type="float">
            <text:p>2117625</text:p>
          </table:table-cell>
          <table:table-cell office:value-type="float" office:value="340135" calcext:value-type="float">
            <text:p>340135</text:p>
          </table:table-cell>
          <table:table-cell office:value-type="float" office:value="2041048" calcext:value-type="float">
            <text:p>2041048</text:p>
          </table:table-cell>
          <table:table-cell/>
          <table:table-cell office:value-type="float" office:value="2360381" calcext:value-type="float">
            <text:p>2360381</text:p>
          </table:table-cell>
          <table:table-cell office:value-type="float" office:value="6759440" calcext:value-type="float">
            <text:p>6759440</text:p>
          </table:table-cell>
          <table:table-cell office:value-type="float" office:value="382703" calcext:value-type="float">
            <text:p>382703</text:p>
          </table:table-cell>
          <table:table-cell office:value-type="float" office:value="2148064" calcext:value-type="float">
            <text:p>2148064</text:p>
          </table:table-cell>
          <table:table-cell office:value-type="float" office:value="382869" calcext:value-type="float">
            <text:p>382869</text:p>
          </table:table-cell>
          <table:table-cell office:value-type="float" office:value="2084062" calcext:value-type="float">
            <text:p>208406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86548" calcext:value-type="float">
            <text:p>2186548</text:p>
          </table:table-cell>
          <table:table-cell office:value-type="float" office:value="6110153" calcext:value-type="float">
            <text:p>6110153</text:p>
          </table:table-cell>
          <table:table-cell office:value-type="float" office:value="521847" calcext:value-type="float">
            <text:p>521847</text:p>
          </table:table-cell>
          <table:table-cell office:value-type="float" office:value="2129135" calcext:value-type="float">
            <text:p>2129135</text:p>
          </table:table-cell>
          <table:table-cell office:value-type="float" office:value="529650" calcext:value-type="float">
            <text:p>529650</text:p>
          </table:table-cell>
          <table:table-cell office:value-type="float" office:value="2056653" calcext:value-type="float">
            <text:p>2056653</text:p>
          </table:table-cell>
          <table:table-cell/>
          <table:table-cell office:value-type="float" office:value="3686578" calcext:value-type="float">
            <text:p>3686578</text:p>
          </table:table-cell>
          <table:table-cell office:value-type="float" office:value="7609940" calcext:value-type="float">
            <text:p>7609940</text:p>
          </table:table-cell>
          <table:table-cell office:value-type="float" office:value="585507" calcext:value-type="float">
            <text:p>585507</text:p>
          </table:table-cell>
          <table:table-cell office:value-type="float" office:value="2171416" calcext:value-type="float">
            <text:p>2171416</text:p>
          </table:table-cell>
          <table:table-cell office:value-type="float" office:value="591075" calcext:value-type="float">
            <text:p>591075</text:p>
          </table:table-cell>
          <table:table-cell office:value-type="float" office:value="2118110" calcext:value-type="float">
            <text:p>2118110</text:p>
          </table:table-cell>
          <table:table-cell table:number-columns-repeated="7"/>
        </table:table-row>
        <table:table-row table:style-name="ro1">
          <table:table-cell/>
          <table:table-cell office:value-type="float" office:value="3795031" calcext:value-type="float">
            <text:p>3795031</text:p>
          </table:table-cell>
          <table:table-cell office:value-type="float" office:value="6704406" calcext:value-type="float">
            <text:p>6704406</text:p>
          </table:table-cell>
          <table:table-cell office:value-type="float" office:value="992151" calcext:value-type="float">
            <text:p>992151</text:p>
          </table:table-cell>
          <table:table-cell office:value-type="float" office:value="2212128" calcext:value-type="float">
            <text:p>2212128</text:p>
          </table:table-cell>
          <table:table-cell office:value-type="float" office:value="940043" calcext:value-type="float">
            <text:p>940043</text:p>
          </table:table-cell>
          <table:table-cell office:value-type="float" office:value="2152624" calcext:value-type="float">
            <text:p>2152624</text:p>
          </table:table-cell>
          <table:table-cell/>
          <table:table-cell office:value-type="float" office:value="6266154" calcext:value-type="float">
            <text:p>6266154</text:p>
          </table:table-cell>
          <table:table-cell office:value-type="float" office:value="9175574" calcext:value-type="float">
            <text:p>9175574</text:p>
          </table:table-cell>
          <table:table-cell office:value-type="float" office:value="1156260" calcext:value-type="float">
            <text:p>1156260</text:p>
          </table:table-cell>
          <table:table-cell office:value-type="float" office:value="2323316" calcext:value-type="float">
            <text:p>2323316</text:p>
          </table:table-cell>
          <table:table-cell office:value-type="float" office:value="1088755" calcext:value-type="float">
            <text:p>1088755</text:p>
          </table:table-cell>
          <table:table-cell office:value-type="float" office:value="2301146" calcext:value-type="float">
            <text:p>2301146</text:p>
          </table:table-cell>
          <table:table-cell table:number-columns-repeated="7"/>
        </table:table-row>
        <table:table-row table:style-name="ro1" table:number-rows-repeated="3">
          <table:table-cell table:number-columns-repeated="21"/>
        </table:table-row>
        <table:table-row table:style-name="ro1">
          <table:table-cell/>
          <table:table-cell office:value-type="string" calcext:value-type="string">
            <text:p>Problem 2 (WCET-oriented programming)</text:p>
          </table:table-cell>
          <table:table-cell table:number-columns-repeated="6"/>
          <table:table-cell office:value-type="string" calcext:value-type="string">
            <text:p>Problem 2 (WCET-oriented programming)</text:p>
          </table:table-cell>
          <table:table-cell table:number-columns-repeated="6"/>
          <table:table-cell office:value-type="string" calcext:value-type="string">
            <text:p>Problem 2 (WCET-oriented programming)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-O0</text:p>
          </table:table-cell>
          <table:table-cell table:style-name="ce2"/>
          <table:table-cell table:style-name="ce2" office:value-type="string" calcext:value-type="string">
            <text:p>-O1</text:p>
          </table:table-cell>
          <table:table-cell table:style-name="ce2"/>
          <table:table-cell table:style-name="ce2" office:value-type="string" calcext:value-type="string">
            <text:p>-O2</text:p>
          </table:table-cell>
          <table:table-cell table:style-name="ce2"/>
          <table:table-cell/>
          <table:table-cell table:style-name="ce2" office:value-type="string" calcext:value-type="string">
            <text:p>-O0</text:p>
          </table:table-cell>
          <table:table-cell table:style-name="ce2"/>
          <table:table-cell table:style-name="ce2" office:value-type="string" calcext:value-type="string">
            <text:p>-O1</text:p>
          </table:table-cell>
          <table:table-cell table:style-name="ce2"/>
          <table:table-cell table:style-name="ce2" office:value-type="string" calcext:value-type="string">
            <text:p>-O2</text:p>
          </table:table-cell>
          <table:table-cell table:style-name="ce2"/>
          <table:table-cell/>
          <table:table-cell table:style-name="ce2" office:value-type="string" calcext:value-type="string">
            <text:p>-O0</text:p>
          </table:table-cell>
          <table:table-cell table:style-name="ce2"/>
          <table:table-cell table:style-name="ce2" office:value-type="string" calcext:value-type="string">
            <text:p>-O1</text:p>
          </table:table-cell>
          <table:table-cell table:style-name="ce2"/>
          <table:table-cell table:style-name="ce2" office:value-type="string" calcext:value-type="string">
            <text:p>-O2</text:p>
          </table:table-cell>
          <table:table-cell table:style-name="ce2"/>
        </table:table-row>
        <table:table-row table:style-name="ro1"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single pat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ingle pat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ingle path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single pat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ingle pat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ingle path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single pat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ingle pat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ingle path</text:p>
          </table:table-cell>
        </table:table-row>
        <table:table-row table:style-name="ro1">
          <table:table-cell/>
          <table:table-cell office:value-type="float" office:value="3640597" calcext:value-type="float">
            <text:p>3640597</text:p>
          </table:table-cell>
          <table:table-cell office:value-type="float" office:value="6307349" calcext:value-type="float">
            <text:p>6307349</text:p>
          </table:table-cell>
          <table:table-cell office:value-type="float" office:value="713276" calcext:value-type="float">
            <text:p>713276</text:p>
          </table:table-cell>
          <table:table-cell office:value-type="float" office:value="1985961" calcext:value-type="float">
            <text:p>1985961</text:p>
          </table:table-cell>
          <table:table-cell office:value-type="float" office:value="771780" calcext:value-type="float">
            <text:p>771780</text:p>
          </table:table-cell>
          <table:table-cell office:value-type="float" office:value="1801655" calcext:value-type="float">
            <text:p>1801655</text:p>
          </table:table-cell>
          <table:table-cell/>
          <table:table-cell office:value-type="float" office:value="6026095" calcext:value-type="float">
            <text:p>6026095</text:p>
          </table:table-cell>
          <table:table-cell office:value-type="float" office:value="8737967" calcext:value-type="float">
            <text:p>8737967</text:p>
          </table:table-cell>
          <table:table-cell office:value-type="float" office:value="841093" calcext:value-type="float">
            <text:p>841093</text:p>
          </table:table-cell>
          <table:table-cell office:value-type="float" office:value="2114044" calcext:value-type="float">
            <text:p>2114044</text:p>
          </table:table-cell>
          <table:table-cell office:value-type="float" office:value="885542" calcext:value-type="float">
            <text:p>885542</text:p>
          </table:table-cell>
          <table:table-cell office:value-type="float" office:value="1915384" calcext:value-type="float">
            <text:p>1915384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35903" calcext:value-type="float">
            <text:p>3635903</text:p>
          </table:table-cell>
          <table:table-cell office:value-type="float" office:value="6301180" calcext:value-type="float">
            <text:p>6301180</text:p>
          </table:table-cell>
          <table:table-cell office:value-type="float" office:value="711014" calcext:value-type="float">
            <text:p>711014</text:p>
          </table:table-cell>
          <table:table-cell office:value-type="float" office:value="1983916" calcext:value-type="float">
            <text:p>1983916</text:p>
          </table:table-cell>
          <table:table-cell office:value-type="float" office:value="769518" calcext:value-type="float">
            <text:p>769518</text:p>
          </table:table-cell>
          <table:table-cell office:value-type="float" office:value="1799610" calcext:value-type="float">
            <text:p>1799610</text:p>
          </table:table-cell>
          <table:table-cell/>
          <table:table-cell office:value-type="float" office:value="6020581" calcext:value-type="float">
            <text:p>6020581</text:p>
          </table:table-cell>
          <table:table-cell office:value-type="float" office:value="8730978" calcext:value-type="float">
            <text:p>8730978</text:p>
          </table:table-cell>
          <table:table-cell office:value-type="float" office:value="838027" calcext:value-type="float">
            <text:p>838027</text:p>
          </table:table-cell>
          <table:table-cell office:value-type="float" office:value="2111209" calcext:value-type="float">
            <text:p>2111209</text:p>
          </table:table-cell>
          <table:table-cell office:value-type="float" office:value="882448" calcext:value-type="float">
            <text:p>882448</text:p>
          </table:table-cell>
          <table:table-cell office:value-type="float" office:value="1912521" calcext:value-type="float">
            <text:p>1912521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35625" calcext:value-type="float">
            <text:p>3635625</text:p>
          </table:table-cell>
          <table:table-cell office:value-type="float" office:value="6300790" calcext:value-type="float">
            <text:p>6300790</text:p>
          </table:table-cell>
          <table:table-cell office:value-type="float" office:value="710918" calcext:value-type="float">
            <text:p>710918</text:p>
          </table:table-cell>
          <table:table-cell office:value-type="float" office:value="1983867" calcext:value-type="float">
            <text:p>1983867</text:p>
          </table:table-cell>
          <table:table-cell office:value-type="float" office:value="769390" calcext:value-type="float">
            <text:p>769390</text:p>
          </table:table-cell>
          <table:table-cell office:value-type="float" office:value="1799529" calcext:value-type="float">
            <text:p>1799529</text:p>
          </table:table-cell>
          <table:table-cell/>
          <table:table-cell office:value-type="float" office:value="6020299" calcext:value-type="float">
            <text:p>6020299</text:p>
          </table:table-cell>
          <table:table-cell office:value-type="float" office:value="8730584" calcext:value-type="float">
            <text:p>8730584</text:p>
          </table:table-cell>
          <table:table-cell office:value-type="float" office:value="837889" calcext:value-type="float">
            <text:p>837889</text:p>
          </table:table-cell>
          <table:table-cell office:value-type="float" office:value="2111118" calcext:value-type="float">
            <text:p>2111118</text:p>
          </table:table-cell>
          <table:table-cell office:value-type="float" office:value="882310" calcext:value-type="float">
            <text:p>882310</text:p>
          </table:table-cell>
          <table:table-cell office:value-type="float" office:value="1912430" calcext:value-type="float">
            <text:p>1912430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39299" calcext:value-type="float">
            <text:p>3639299</text:p>
          </table:table-cell>
          <table:table-cell office:value-type="float" office:value="6305297" calcext:value-type="float">
            <text:p>6305297</text:p>
          </table:table-cell>
          <table:table-cell office:value-type="float" office:value="712608" calcext:value-type="float">
            <text:p>712608</text:p>
          </table:table-cell>
          <table:table-cell office:value-type="float" office:value="1985528" calcext:value-type="float">
            <text:p>1985528</text:p>
          </table:table-cell>
          <table:table-cell office:value-type="float" office:value="771104" calcext:value-type="float">
            <text:p>771104</text:p>
          </table:table-cell>
          <table:table-cell office:value-type="float" office:value="1801214" calcext:value-type="float">
            <text:p>1801214</text:p>
          </table:table-cell>
          <table:table-cell/>
          <table:table-cell office:value-type="float" office:value="6023647" calcext:value-type="float">
            <text:p>6023647</text:p>
          </table:table-cell>
          <table:table-cell office:value-type="float" office:value="8734765" calcext:value-type="float">
            <text:p>8734765</text:p>
          </table:table-cell>
          <table:table-cell office:value-type="float" office:value="839865" calcext:value-type="float">
            <text:p>839865</text:p>
          </table:table-cell>
          <table:table-cell office:value-type="float" office:value="2113051" calcext:value-type="float">
            <text:p>2113051</text:p>
          </table:table-cell>
          <table:table-cell office:value-type="float" office:value="884314" calcext:value-type="float">
            <text:p>884314</text:p>
          </table:table-cell>
          <table:table-cell office:value-type="float" office:value="1914391" calcext:value-type="float">
            <text:p>1914391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42785" calcext:value-type="float">
            <text:p>3642785</text:p>
          </table:table-cell>
          <table:table-cell office:value-type="float" office:value="6309509" calcext:value-type="float">
            <text:p>6309509</text:p>
          </table:table-cell>
          <table:table-cell office:value-type="float" office:value="715380" calcext:value-type="float">
            <text:p>715380</text:p>
          </table:table-cell>
          <table:table-cell office:value-type="float" office:value="1988422" calcext:value-type="float">
            <text:p>1988422</text:p>
          </table:table-cell>
          <table:table-cell office:value-type="float" office:value="773404" calcext:value-type="float">
            <text:p>773404</text:p>
          </table:table-cell>
          <table:table-cell office:value-type="float" office:value="1803636" calcext:value-type="float">
            <text:p>1803636</text:p>
          </table:table-cell>
          <table:table-cell/>
          <table:table-cell office:value-type="float" office:value="6026961" calcext:value-type="float">
            <text:p>6026961</text:p>
          </table:table-cell>
          <table:table-cell office:value-type="float" office:value="8738805" calcext:value-type="float">
            <text:p>8738805</text:p>
          </table:table-cell>
          <table:table-cell office:value-type="float" office:value="842385" calcext:value-type="float">
            <text:p>842385</text:p>
          </table:table-cell>
          <table:table-cell office:value-type="float" office:value="2115693" calcext:value-type="float">
            <text:p>2115693</text:p>
          </table:table-cell>
          <table:table-cell office:value-type="float" office:value="886750" calcext:value-type="float">
            <text:p>886750</text:p>
          </table:table-cell>
          <table:table-cell office:value-type="float" office:value="1916949" calcext:value-type="float">
            <text:p>191694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40713" calcext:value-type="float">
            <text:p>3640713</text:p>
          </table:table-cell>
          <table:table-cell office:value-type="float" office:value="6307157" calcext:value-type="float">
            <text:p>6307157</text:p>
          </table:table-cell>
          <table:table-cell office:value-type="float" office:value="714052" calcext:value-type="float">
            <text:p>714052</text:p>
          </table:table-cell>
          <table:table-cell office:value-type="float" office:value="1986910" calcext:value-type="float">
            <text:p>1986910</text:p>
          </table:table-cell>
          <table:table-cell office:value-type="float" office:value="771860" calcext:value-type="float">
            <text:p>771860</text:p>
          </table:table-cell>
          <table:table-cell office:value-type="float" office:value="1801908" calcext:value-type="float">
            <text:p>1801908</text:p>
          </table:table-cell>
          <table:table-cell/>
          <table:table-cell office:value-type="float" office:value="6025273" calcext:value-type="float">
            <text:p>6025273</text:p>
          </table:table-cell>
          <table:table-cell office:value-type="float" office:value="8736837" calcext:value-type="float">
            <text:p>8736837</text:p>
          </table:table-cell>
          <table:table-cell office:value-type="float" office:value="840845" calcext:value-type="float">
            <text:p>840845</text:p>
          </table:table-cell>
          <table:table-cell office:value-type="float" office:value="2113969" calcext:value-type="float">
            <text:p>2113969</text:p>
          </table:table-cell>
          <table:table-cell office:value-type="float" office:value="885210" calcext:value-type="float">
            <text:p>885210</text:p>
          </table:table-cell>
          <table:table-cell office:value-type="float" office:value="1915225" calcext:value-type="float">
            <text:p>19152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42753" calcext:value-type="float">
            <text:p>3642753</text:p>
          </table:table-cell>
          <table:table-cell office:value-type="float" office:value="6309668" calcext:value-type="float">
            <text:p>6309668</text:p>
          </table:table-cell>
          <table:table-cell office:value-type="float" office:value="714570" calcext:value-type="float">
            <text:p>714570</text:p>
          </table:table-cell>
          <table:table-cell office:value-type="float" office:value="1987549" calcext:value-type="float">
            <text:p>1987549</text:p>
          </table:table-cell>
          <table:table-cell office:value-type="float" office:value="773826" calcext:value-type="float">
            <text:p>773826</text:p>
          </table:table-cell>
          <table:table-cell office:value-type="float" office:value="1803995" calcext:value-type="float">
            <text:p>1803995</text:p>
          </table:table-cell>
          <table:table-cell/>
          <table:table-cell office:value-type="float" office:value="6027567" calcext:value-type="float">
            <text:p>6027567</text:p>
          </table:table-cell>
          <table:table-cell office:value-type="float" office:value="8739602" calcext:value-type="float">
            <text:p>8739602</text:p>
          </table:table-cell>
          <table:table-cell office:value-type="float" office:value="842465" calcext:value-type="float">
            <text:p>842465</text:p>
          </table:table-cell>
          <table:table-cell office:value-type="float" office:value="2115710" calcext:value-type="float">
            <text:p>2115710</text:p>
          </table:table-cell>
          <table:table-cell office:value-type="float" office:value="886872" calcext:value-type="float">
            <text:p>886872</text:p>
          </table:table-cell>
          <table:table-cell office:value-type="float" office:value="1917008" calcext:value-type="float">
            <text:p>191700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42827" calcext:value-type="float">
            <text:p>3642827</text:p>
          </table:table-cell>
          <table:table-cell office:value-type="float" office:value="6309424" calcext:value-type="float">
            <text:p>6309424</text:p>
          </table:table-cell>
          <table:table-cell office:value-type="float" office:value="714894" calcext:value-type="float">
            <text:p>714894</text:p>
          </table:table-cell>
          <table:table-cell office:value-type="float" office:value="1987926" calcext:value-type="float">
            <text:p>1987926</text:p>
          </table:table-cell>
          <table:table-cell office:value-type="float" office:value="773166" calcext:value-type="float">
            <text:p>773166</text:p>
          </table:table-cell>
          <table:table-cell office:value-type="float" office:value="1803388" calcext:value-type="float">
            <text:p>1803388</text:p>
          </table:table-cell>
          <table:table-cell/>
          <table:table-cell office:value-type="float" office:value="6027295" calcext:value-type="float">
            <text:p>6027295</text:p>
          </table:table-cell>
          <table:table-cell office:value-type="float" office:value="8739012" calcext:value-type="float">
            <text:p>8739012</text:p>
          </table:table-cell>
          <table:table-cell office:value-type="float" office:value="843161" calcext:value-type="float">
            <text:p>843161</text:p>
          </table:table-cell>
          <table:table-cell office:value-type="float" office:value="2116473" calcext:value-type="float">
            <text:p>2116473</text:p>
          </table:table-cell>
          <table:table-cell office:value-type="float" office:value="887820" calcext:value-type="float">
            <text:p>887820</text:p>
          </table:table-cell>
          <table:table-cell office:value-type="float" office:value="1918023" calcext:value-type="float">
            <text:p>191802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43421" calcext:value-type="float">
            <text:p>3643421</text:p>
          </table:table-cell>
          <table:table-cell office:value-type="float" office:value="6310149" calcext:value-type="float">
            <text:p>6310149</text:p>
          </table:table-cell>
          <table:table-cell office:value-type="float" office:value="715548" calcext:value-type="float">
            <text:p>715548</text:p>
          </table:table-cell>
          <table:table-cell office:value-type="float" office:value="1988588" calcext:value-type="float">
            <text:p>1988588</text:p>
          </table:table-cell>
          <table:table-cell office:value-type="float" office:value="774428" calcext:value-type="float">
            <text:p>774428</text:p>
          </table:table-cell>
          <table:table-cell office:value-type="float" office:value="1804658" calcext:value-type="float">
            <text:p>1804658</text:p>
          </table:table-cell>
          <table:table-cell/>
          <table:table-cell office:value-type="float" office:value="6027783" calcext:value-type="float">
            <text:p>6027783</text:p>
          </table:table-cell>
          <table:table-cell office:value-type="float" office:value="8739631" calcext:value-type="float">
            <text:p>8739631</text:p>
          </table:table-cell>
          <table:table-cell office:value-type="float" office:value="843631" calcext:value-type="float">
            <text:p>843631</text:p>
          </table:table-cell>
          <table:table-cell office:value-type="float" office:value="2116937" calcext:value-type="float">
            <text:p>2116937</text:p>
          </table:table-cell>
          <table:table-cell office:value-type="float" office:value="888038" calcext:value-type="float">
            <text:p>888038</text:p>
          </table:table-cell>
          <table:table-cell office:value-type="float" office:value="1918235" calcext:value-type="float">
            <text:p>191823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34845" calcext:value-type="float">
            <text:p>3634845</text:p>
          </table:table-cell>
          <table:table-cell office:value-type="float" office:value="6299438" calcext:value-type="float">
            <text:p>6299438</text:p>
          </table:table-cell>
          <table:table-cell office:value-type="float" office:value="710990" calcext:value-type="float">
            <text:p>710990</text:p>
          </table:table-cell>
          <table:table-cell office:value-type="float" office:value="1984164" calcext:value-type="float">
            <text:p>1984164</text:p>
          </table:table-cell>
          <table:table-cell office:value-type="float" office:value="769502" calcext:value-type="float">
            <text:p>769502</text:p>
          </table:table-cell>
          <table:table-cell office:value-type="float" office:value="1799866" calcext:value-type="float">
            <text:p>1799866</text:p>
          </table:table-cell>
          <table:table-cell/>
          <table:table-cell office:value-type="float" office:value="6018961" calcext:value-type="float">
            <text:p>6018961</text:p>
          </table:table-cell>
          <table:table-cell office:value-type="float" office:value="8728674" calcext:value-type="float">
            <text:p>8728674</text:p>
          </table:table-cell>
          <table:table-cell office:value-type="float" office:value="837497" calcext:value-type="float">
            <text:p>837497</text:p>
          </table:table-cell>
          <table:table-cell office:value-type="float" office:value="2110937" calcext:value-type="float">
            <text:p>2110937</text:p>
          </table:table-cell>
          <table:table-cell office:value-type="float" office:value="881904" calcext:value-type="float">
            <text:p>881904</text:p>
          </table:table-cell>
          <table:table-cell office:value-type="float" office:value="1912235" calcext:value-type="float">
            <text:p>191223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36865" calcext:value-type="float">
            <text:p>3636865</text:p>
          </table:table-cell>
          <table:table-cell office:value-type="float" office:value="6300621" calcext:value-type="float">
            <text:p>6300621</text:p>
          </table:table-cell>
          <table:table-cell office:value-type="float" office:value="710844" calcext:value-type="float">
            <text:p>710844</text:p>
          </table:table-cell>
          <table:table-cell office:value-type="float" office:value="1983893" calcext:value-type="float">
            <text:p>1983893</text:p>
          </table:table-cell>
          <table:table-cell office:value-type="float" office:value="769460" calcext:value-type="float">
            <text:p>769460</text:p>
          </table:table-cell>
          <table:table-cell office:value-type="float" office:value="1799699" calcext:value-type="float">
            <text:p>1799699</text:p>
          </table:table-cell>
          <table:table-cell/>
          <table:table-cell office:value-type="float" office:value="6027501" calcext:value-type="float">
            <text:p>6027501</text:p>
          </table:table-cell>
          <table:table-cell office:value-type="float" office:value="8736377" calcext:value-type="float">
            <text:p>8736377</text:p>
          </table:table-cell>
          <table:table-cell office:value-type="float" office:value="845183" calcext:value-type="float">
            <text:p>845183</text:p>
          </table:table-cell>
          <table:table-cell office:value-type="float" office:value="2118512" calcext:value-type="float">
            <text:p>2118512</text:p>
          </table:table-cell>
          <table:table-cell office:value-type="float" office:value="889618" calcext:value-type="float">
            <text:p>889618</text:p>
          </table:table-cell>
          <table:table-cell office:value-type="float" office:value="1919838" calcext:value-type="float">
            <text:p>191983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37107" calcext:value-type="float">
            <text:p>3637107</text:p>
          </table:table-cell>
          <table:table-cell office:value-type="float" office:value="6302869" calcext:value-type="float">
            <text:p>6302869</text:p>
          </table:table-cell>
          <table:table-cell office:value-type="float" office:value="711784" calcext:value-type="float">
            <text:p>711784</text:p>
          </table:table-cell>
          <table:table-cell office:value-type="float" office:value="1984563" calcext:value-type="float">
            <text:p>1984563</text:p>
          </table:table-cell>
          <table:table-cell office:value-type="float" office:value="770560" calcext:value-type="float">
            <text:p>770560</text:p>
          </table:table-cell>
          <table:table-cell office:value-type="float" office:value="1800529" calcext:value-type="float">
            <text:p>1800529</text:p>
          </table:table-cell>
          <table:table-cell/>
          <table:table-cell office:value-type="float" office:value="6022075" calcext:value-type="float">
            <text:p>6022075</text:p>
          </table:table-cell>
          <table:table-cell office:value-type="float" office:value="8732957" calcext:value-type="float">
            <text:p>8732957</text:p>
          </table:table-cell>
          <table:table-cell office:value-type="float" office:value="838973" calcext:value-type="float">
            <text:p>838973</text:p>
          </table:table-cell>
          <table:table-cell office:value-type="float" office:value="2112032" calcext:value-type="float">
            <text:p>2112032</text:p>
          </table:table-cell>
          <table:table-cell office:value-type="float" office:value="883366" calcext:value-type="float">
            <text:p>883366</text:p>
          </table:table-cell>
          <table:table-cell office:value-type="float" office:value="1913316" calcext:value-type="float">
            <text:p>19133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36191" calcext:value-type="float">
            <text:p>3636191</text:p>
          </table:table-cell>
          <table:table-cell office:value-type="float" office:value="6301620" calcext:value-type="float">
            <text:p>6301620</text:p>
          </table:table-cell>
          <table:table-cell office:value-type="float" office:value="711430" calcext:value-type="float">
            <text:p>711430</text:p>
          </table:table-cell>
          <table:table-cell office:value-type="float" office:value="1984260" calcext:value-type="float">
            <text:p>1984260</text:p>
          </table:table-cell>
          <table:table-cell office:value-type="float" office:value="769958" calcext:value-type="float">
            <text:p>769958</text:p>
          </table:table-cell>
          <table:table-cell office:value-type="float" office:value="1799978" calcext:value-type="float">
            <text:p>1799978</text:p>
          </table:table-cell>
          <table:table-cell/>
          <table:table-cell office:value-type="float" office:value="6021029" calcext:value-type="float">
            <text:p>6021029</text:p>
          </table:table-cell>
          <table:table-cell office:value-type="float" office:value="8731578" calcext:value-type="float">
            <text:p>8731578</text:p>
          </table:table-cell>
          <table:table-cell office:value-type="float" office:value="838441" calcext:value-type="float">
            <text:p>838441</text:p>
          </table:table-cell>
          <table:table-cell office:value-type="float" office:value="2111551" calcext:value-type="float">
            <text:p>2111551</text:p>
          </table:table-cell>
          <table:table-cell office:value-type="float" office:value="882862" calcext:value-type="float">
            <text:p>882862</text:p>
          </table:table-cell>
          <table:table-cell office:value-type="float" office:value="1912863" calcext:value-type="float">
            <text:p>191286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34555" calcext:value-type="float">
            <text:p>3634555</text:p>
          </table:table-cell>
          <table:table-cell office:value-type="float" office:value="6299147" calcext:value-type="float">
            <text:p>6299147</text:p>
          </table:table-cell>
          <table:table-cell office:value-type="float" office:value="710732" calcext:value-type="float">
            <text:p>710732</text:p>
          </table:table-cell>
          <table:table-cell office:value-type="float" office:value="1983684" calcext:value-type="float">
            <text:p>1983684</text:p>
          </table:table-cell>
          <table:table-cell office:value-type="float" office:value="769220" calcext:value-type="float">
            <text:p>769220</text:p>
          </table:table-cell>
          <table:table-cell office:value-type="float" office:value="1799362" calcext:value-type="float">
            <text:p>1799362</text:p>
          </table:table-cell>
          <table:table-cell/>
          <table:table-cell office:value-type="float" office:value="6018661" calcext:value-type="float">
            <text:p>6018661</text:p>
          </table:table-cell>
          <table:table-cell office:value-type="float" office:value="8728373" calcext:value-type="float">
            <text:p>8728373</text:p>
          </table:table-cell>
          <table:table-cell office:value-type="float" office:value="837523" calcext:value-type="float">
            <text:p>837523</text:p>
          </table:table-cell>
          <table:table-cell office:value-type="float" office:value="2110755" calcext:value-type="float">
            <text:p>2110755</text:p>
          </table:table-cell>
          <table:table-cell office:value-type="float" office:value="881930" calcext:value-type="float">
            <text:p>881930</text:p>
          </table:table-cell>
          <table:table-cell office:value-type="float" office:value="1912053" calcext:value-type="float">
            <text:p>1912053</text:p>
          </table:table-cell>
          <table:table-cell table:number-columns-repeated="7"/>
        </table:table-row>
        <table:table-row table:style-name="ro1" table:number-rows-repeated="3">
          <table:table-cell table:number-columns-repeated="21"/>
        </table:table-row>
        <table:table-row table:style-name="ro1">
          <table:table-cell/>
          <table:table-cell office:value-type="string" calcext:value-type="string">
            <text:p>Problem 3 (Hardware Utilization)</text:p>
          </table:table-cell>
          <table:table-cell table:number-columns-repeated="6"/>
          <table:table-cell office:value-type="string" calcext:value-type="string">
            <text:p>Problem 3 (Hardware Utilization)</text:p>
          </table:table-cell>
          <table:table-cell table:number-columns-repeated="6"/>
          <table:table-cell office:value-type="string" calcext:value-type="string">
            <text:p>Problem 3 (Hardware Utilization)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-O0</text:p>
          </table:table-cell>
          <table:table-cell table:style-name="ce2"/>
          <table:table-cell table:style-name="ce2" office:value-type="string" calcext:value-type="string">
            <text:p>-O1</text:p>
          </table:table-cell>
          <table:table-cell table:style-name="ce2"/>
          <table:table-cell table:style-name="ce2" office:value-type="string" calcext:value-type="string">
            <text:p>-O2</text:p>
          </table:table-cell>
          <table:table-cell table:style-name="ce2"/>
          <table:table-cell/>
          <table:table-cell table:style-name="ce2" office:value-type="string" calcext:value-type="string">
            <text:p>-O0</text:p>
          </table:table-cell>
          <table:table-cell table:style-name="ce2"/>
          <table:table-cell table:style-name="ce2" office:value-type="string" calcext:value-type="string">
            <text:p>-O1</text:p>
          </table:table-cell>
          <table:table-cell table:style-name="ce2"/>
          <table:table-cell table:style-name="ce2" office:value-type="string" calcext:value-type="string">
            <text:p>-O2</text:p>
          </table:table-cell>
          <table:table-cell table:style-name="ce2"/>
          <table:table-cell/>
          <table:table-cell table:style-name="ce2" office:value-type="string" calcext:value-type="string">
            <text:p>-O0</text:p>
          </table:table-cell>
          <table:table-cell table:style-name="ce2"/>
          <table:table-cell table:style-name="ce2" office:value-type="string" calcext:value-type="string">
            <text:p>-O1</text:p>
          </table:table-cell>
          <table:table-cell table:style-name="ce2"/>
          <table:table-cell table:style-name="ce2" office:value-type="string" calcext:value-type="string">
            <text:p>-O2</text:p>
          </table:table-cell>
          <table:table-cell table:style-name="ce2"/>
        </table:table-row>
        <table:table-row table:style-name="ro1"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single pat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ingle pat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ingle path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single pat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ingle pat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ingle path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single pat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ingle pat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ingle path</text:p>
          </table:table-cell>
        </table:table-row>
        <table:table-row table:style-name="ro1">
          <table:table-cell/>
          <table:table-cell office:value-type="float" office:value="3365330" calcext:value-type="float">
            <text:p>3365330</text:p>
          </table:table-cell>
          <table:table-cell office:value-type="float" office:value="6127013" calcext:value-type="float">
            <text:p>6127013</text:p>
          </table:table-cell>
          <table:table-cell table:number-columns-repeated="5"/>
          <table:table-cell office:value-type="float" office:value="5410317" calcext:value-type="float">
            <text:p>5410317</text:p>
          </table:table-cell>
          <table:table-cell office:value-type="float" office:value="8217111" calcext:value-type="float">
            <text:p>8217111</text:p>
          </table:table-cell>
          <table:table-cell table:number-columns-repeated="5"/>
          <table:table-cell office:value-type="float" office:value="2144677" calcext:value-type="float">
            <text:p>2144677</text:p>
          </table:table-cell>
          <table:table-cell table:number-columns-repeated="5"/>
        </table:table-row>
        <table:table-row table:style-name="ro1">
          <table:table-cell/>
          <table:table-cell office:value-type="float" office:value="3360868" calcext:value-type="float">
            <text:p>3360868</text:p>
          </table:table-cell>
          <table:table-cell office:value-type="float" office:value="6121076" calcext:value-type="float">
            <text:p>6121076</text:p>
          </table:table-cell>
          <table:table-cell table:number-columns-repeated="5"/>
          <table:table-cell office:value-type="float" office:value="5404845" calcext:value-type="float">
            <text:p>5404845</text:p>
          </table:table-cell>
          <table:table-cell office:value-type="float" office:value="8210164" calcext:value-type="float">
            <text:p>8210164</text:p>
          </table:table-cell>
          <table:table-cell table:number-columns-repeated="5"/>
          <table:table-cell office:value-type="float" office:value="2140479" calcext:value-type="float">
            <text:p>2140479</text:p>
          </table:table-cell>
          <table:table-cell table:number-columns-repeated="5"/>
        </table:table-row>
        <table:table-row table:style-name="ro1">
          <table:table-cell/>
          <table:table-cell office:value-type="float" office:value="3360550" calcext:value-type="float">
            <text:p>3360550</text:p>
          </table:table-cell>
          <table:table-cell office:value-type="float" office:value="6120646" calcext:value-type="float">
            <text:p>6120646</text:p>
          </table:table-cell>
          <table:table-cell table:number-columns-repeated="5"/>
          <table:table-cell office:value-type="float" office:value="5404269" calcext:value-type="float">
            <text:p>5404269</text:p>
          </table:table-cell>
          <table:table-cell office:value-type="float" office:value="8209476" calcext:value-type="float">
            <text:p>8209476</text:p>
          </table:table-cell>
          <table:table-cell table:number-columns-repeated="5"/>
          <table:table-cell office:value-type="float" office:value="2140225" calcext:value-type="float">
            <text:p>21402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363408" calcext:value-type="float">
            <text:p>3363408</text:p>
          </table:table-cell>
          <table:table-cell office:value-type="float" office:value="6124337" calcext:value-type="float">
            <text:p>6124337</text:p>
          </table:table-cell>
          <table:table-cell table:number-columns-repeated="5"/>
          <table:table-cell office:value-type="float" office:value="5407687" calcext:value-type="float">
            <text:p>5407687</text:p>
          </table:table-cell>
          <table:table-cell office:value-type="float" office:value="8213727" calcext:value-type="float">
            <text:p>8213727</text:p>
          </table:table-cell>
          <table:table-cell table:number-columns-repeated="5"/>
          <table:table-cell office:value-type="float" office:value="2142747" calcext:value-type="float">
            <text:p>21427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3366006" calcext:value-type="float">
            <text:p>3366006</text:p>
          </table:table-cell>
          <table:table-cell office:value-type="float" office:value="6127661" calcext:value-type="float">
            <text:p>6127661</text:p>
          </table:table-cell>
          <table:table-cell table:number-columns-repeated="5"/>
          <table:table-cell office:value-type="float" office:value="5410889" calcext:value-type="float">
            <text:p>5410889</text:p>
          </table:table-cell>
          <table:table-cell office:value-type="float" office:value="8217655" calcext:value-type="float">
            <text:p>8217655</text:p>
          </table:table-cell>
          <table:table-cell table:number-columns-repeated="5"/>
          <table:table-cell office:value-type="float" office:value="2145193" calcext:value-type="float">
            <text:p>2145193</text:p>
          </table:table-cell>
          <table:table-cell table:number-columns-repeated="5"/>
        </table:table-row>
        <table:table-row table:style-name="ro1">
          <table:table-cell/>
          <table:table-cell office:value-type="float" office:value="3364734" calcext:value-type="float">
            <text:p>3364734</text:p>
          </table:table-cell>
          <table:table-cell office:value-type="float" office:value="6126109" calcext:value-type="float">
            <text:p>6126109</text:p>
          </table:table-cell>
          <table:table-cell table:number-columns-repeated="5"/>
          <table:table-cell office:value-type="float" office:value="5409635" calcext:value-type="float">
            <text:p>5409635</text:p>
          </table:table-cell>
          <table:table-cell office:value-type="float" office:value="8216121" calcext:value-type="float">
            <text:p>8216121</text:p>
          </table:table-cell>
          <table:table-cell table:number-columns-repeated="5"/>
          <table:table-cell office:value-type="float" office:value="2144009" calcext:value-type="float">
            <text:p>21440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3366478" calcext:value-type="float">
            <text:p>3366478</text:p>
          </table:table-cell>
          <table:table-cell office:value-type="float" office:value="6128324" calcext:value-type="float">
            <text:p>6128324</text:p>
          </table:table-cell>
          <table:table-cell table:number-columns-repeated="5"/>
          <table:table-cell office:value-type="float" office:value="5411733" calcext:value-type="float">
            <text:p>5411733</text:p>
          </table:table-cell>
          <table:table-cell office:value-type="float" office:value="8218690" calcext:value-type="float">
            <text:p>8218690</text:p>
          </table:table-cell>
          <table:table-cell table:number-columns-repeated="5"/>
          <table:table-cell office:value-type="float" office:value="2145673" calcext:value-type="float">
            <text:p>2145673</text:p>
          </table:table-cell>
          <table:table-cell table:number-columns-repeated="5"/>
        </table:table-row>
        <table:table-row table:style-name="ro1">
          <table:table-cell/>
          <table:table-cell office:value-type="float" office:value="3365560" calcext:value-type="float">
            <text:p>3365560</text:p>
          </table:table-cell>
          <table:table-cell office:value-type="float" office:value="6127088" calcext:value-type="float">
            <text:p>6127088</text:p>
          </table:table-cell>
          <table:table-cell table:number-columns-repeated="5"/>
          <table:table-cell office:value-type="float" office:value="5410733" calcext:value-type="float">
            <text:p>5410733</text:p>
          </table:table-cell>
          <table:table-cell office:value-type="float" office:value="8217372" calcext:value-type="float">
            <text:p>8217372</text:p>
          </table:table-cell>
          <table:table-cell table:number-columns-repeated="5"/>
          <table:table-cell office:value-type="float" office:value="2144771" calcext:value-type="float">
            <text:p>214477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366050" calcext:value-type="float">
            <text:p>3366050</text:p>
          </table:table-cell>
          <table:table-cell office:value-type="float" office:value="6127709" calcext:value-type="float">
            <text:p>6127709</text:p>
          </table:table-cell>
          <table:table-cell table:number-columns-repeated="5"/>
          <table:table-cell office:value-type="float" office:value="5411249" calcext:value-type="float">
            <text:p>5411249</text:p>
          </table:table-cell>
          <table:table-cell office:value-type="float" office:value="8218019" calcext:value-type="float">
            <text:p>8218019</text:p>
          </table:table-cell>
          <table:table-cell table:number-columns-repeated="5"/>
          <table:table-cell office:value-type="float" office:value="2145189" calcext:value-type="float">
            <text:p>2145189</text:p>
          </table:table-cell>
          <table:table-cell table:number-columns-repeated="5"/>
        </table:table-row>
        <table:table-row table:style-name="ro1">
          <table:table-cell/>
          <table:table-cell office:value-type="float" office:value="3358978" calcext:value-type="float">
            <text:p>3358978</text:p>
          </table:table-cell>
          <table:table-cell office:value-type="float" office:value="6118502" calcext:value-type="float">
            <text:p>6118502</text:p>
          </table:table-cell>
          <table:table-cell table:number-columns-repeated="5"/>
          <table:table-cell office:value-type="float" office:value="5402833" calcext:value-type="float">
            <text:p>5402833</text:p>
          </table:table-cell>
          <table:table-cell office:value-type="float" office:value="8207468" calcext:value-type="float">
            <text:p>8207468</text:p>
          </table:table-cell>
          <table:table-cell table:number-columns-repeated="5"/>
          <table:table-cell office:value-type="float" office:value="2138845" calcext:value-type="float">
            <text:p>213884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355918" calcext:value-type="float">
            <text:p>3355918</text:p>
          </table:table-cell>
          <table:table-cell office:value-type="float" office:value="6114605" calcext:value-type="float">
            <text:p>6114605</text:p>
          </table:table-cell>
          <table:table-cell table:number-columns-repeated="5"/>
          <table:table-cell office:value-type="float" office:value="5398633" calcext:value-type="float">
            <text:p>5398633</text:p>
          </table:table-cell>
          <table:table-cell office:value-type="float" office:value="8202431" calcext:value-type="float">
            <text:p>8202431</text:p>
          </table:table-cell>
          <table:table-cell table:number-columns-repeated="5"/>
          <table:table-cell office:value-type="float" office:value="2135961" calcext:value-type="float">
            <text:p>21359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362256" calcext:value-type="float">
            <text:p>3362256</text:p>
          </table:table-cell>
          <table:table-cell office:value-type="float" office:value="6122949" calcext:value-type="float">
            <text:p>6122949</text:p>
          </table:table-cell>
          <table:table-cell table:number-columns-repeated="5"/>
          <table:table-cell office:value-type="float" office:value="5406311" calcext:value-type="float">
            <text:p>5406311</text:p>
          </table:table-cell>
          <table:table-cell office:value-type="float" office:value="8212115" calcext:value-type="float">
            <text:p>8212115</text:p>
          </table:table-cell>
          <table:table-cell table:number-columns-repeated="5"/>
          <table:table-cell office:value-type="float" office:value="2141763" calcext:value-type="float">
            <text:p>2141763</text:p>
          </table:table-cell>
          <table:table-cell table:number-columns-repeated="5"/>
        </table:table-row>
        <table:table-row table:style-name="ro1">
          <table:table-cell/>
          <table:table-cell office:value-type="float" office:value="3361276" calcext:value-type="float">
            <text:p>3361276</text:p>
          </table:table-cell>
          <table:table-cell office:value-type="float" office:value="6121636" calcext:value-type="float">
            <text:p>6121636</text:p>
          </table:table-cell>
          <table:table-cell table:number-columns-repeated="5"/>
          <table:table-cell office:value-type="float" office:value="5405041" calcext:value-type="float">
            <text:p>5405041</text:p>
          </table:table-cell>
          <table:table-cell office:value-type="float" office:value="8210512" calcext:value-type="float">
            <text:p>8210512</text:p>
          </table:table-cell>
          <table:table-cell table:number-columns-repeated="5"/>
          <table:table-cell office:value-type="float" office:value="2140815" calcext:value-type="float">
            <text:p>214081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358400" calcext:value-type="float">
            <text:p>3358400</text:p>
          </table:table-cell>
          <table:table-cell office:value-type="float" office:value="6117923" calcext:value-type="float">
            <text:p>6117923</text:p>
          </table:table-cell>
          <table:table-cell table:number-columns-repeated="5"/>
          <table:table-cell office:value-type="float" office:value="5402141" calcext:value-type="float">
            <text:p>5402141</text:p>
          </table:table-cell>
          <table:table-cell office:value-type="float" office:value="8206775" calcext:value-type="float">
            <text:p>8206775</text:p>
          </table:table-cell>
          <table:table-cell table:number-columns-repeated="5"/>
          <table:table-cell office:value-type="float" office:value="2138419" calcext:value-type="float">
            <text:p>213841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6">00/00/0000</text:date>, <text:time style:data-style-name="N2" text:time-value="09:36:18.5187151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annes Obermueller</meta:initial-creator>
    <meta:creation-date>2017-07-03T17:42:17.778756784</meta:creation-date>
    <dc:date>2017-07-06T09:50:56.784642129</dc:date>
    <dc:creator>Johannes Obermueller</dc:creator>
    <meta:editing-duration>PT23M6S</meta:editing-duration>
    <meta:editing-cycles>11</meta:editing-cycles>
    <meta:generator>LibreOffice/5.2.7.2$Linux_X86_64 LibreOffice_project/20m0$Build-2</meta:generator>
    <meta:document-statistic meta:table-count="1" meta:cell-count="499" meta:object-count="0"/>
  </office:meta>
</office:document-meta>
</file>